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officeooo:rsid="00d2f8ec"/>
    </style:style>
    <style:style style:name="T11" style:family="text">
      <style:text-properties officeooo:rsid="00d320aa"/>
    </style:style>
    <style:style style:name="T12" style:family="text">
      <style:text-properties officeooo:rsid="00d3dfb0"/>
    </style:style>
    <style:style style:name="T13" style:family="text">
      <style:text-properties officeooo:rsid="00d4d3df"/>
    </style:style>
    <style:style style:name="T14" style:family="text">
      <style:text-properties officeooo:rsid="00d5384f"/>
    </style:style>
    <style:style style:name="T15" style:family="text">
      <style:text-properties fo:font-weight="bold" officeooo:rsid="00057710" style:font-weight-asian="bold" style:font-weight-complex="bold"/>
    </style:style>
    <style:style style:name="T16" style:family="text">
      <style:text-properties fo:font-weight="bold" officeooo:rsid="00d3dfb0" style:font-weight-asian="bold" style:font-weight-complex="bold"/>
    </style:style>
    <style:style style:name="T17" style:family="text">
      <style:text-properties fo:font-weight="bold" officeooo:rsid="00cfc4ce" style:font-weight-asian="bold" style:font-weight-complex="bold"/>
    </style:style>
    <style:style style:name="T18" style:family="text">
      <style:text-properties fo:font-weight="bold" officeooo:rsid="00d606c4" style:font-weight-asian="bold" style:font-weight-complex="bold"/>
    </style:style>
    <style:style style:name="T19" style:family="text">
      <style:text-properties officeooo:rsid="00d79344"/>
    </style:style>
    <style:style style:name="T20" style:family="text">
      <style:text-properties officeooo:rsid="00d9b15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5252693423652662397" text:style-name="L1">
        <text:list-item>
          <text:p text:style-name="P2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2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2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7907524573880194630" text:style-name="L2">
        <text:list-item>
          <text:p text:style-name="P29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1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6797473864370714658" text:style-name="L3">
        <text:list-item>
          <text:p text:style-name="P3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35">Comentat exercici 1.3-1</text:p>
        </text:list-item>
        <text:list-item>
          <text:p text:style-name="P36">Arribat fins apartat 1.3-2 Condensador</text:p>
        </text:list-item>
      </text:list>
      <text:p text:style-name="P22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957340330639633875" text:style-name="L4">
        <text:list-item>
          <text:p text:style-name="P37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37">Comencem a preparar el material per a la pràctica de <text:a xlink:type="simple" xlink:href="https://paulinoposada.github.io/web_fred/web_fred_25_26/documents/practica_soldadura_blanda.pdf"><text:span text:style-name="T10">soldadura tova</text:span></text:a>.</text:p>
        </text:list-item>
      </text:list>
      <text:p text:style-name="P23"><text:s/></text:p>
      <text:p text:style-name="P23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1">01</text:span>/<text:span text:style-name="T11">10</text:span>/2<text:span text:style-name="T5">5</text:span></text:p>
      <text:p text:style-name="P6"><text:s/></text:p>
      <text:list xml:id="list191838000259082" text:continue-list="list7907524573880194630" text:style-name="L2">
        <text:list-item>
          <text:p text:style-name="P30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2">jous</text:span><text:tab/><text:span text:style-name="T5">02</text:span>/<text:span text:style-name="T12">10</text:span>/2<text:span text:style-name="T5">5</text:span></text:p>
      <text:list xml:id="list191836946589303" text:continue-numbering="true" text:style-name="L2">
        <text:list-item>
          <text:p text:style-name="P31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31"/>
        </text:list-item>
      </text:list>
      <text:p text:style-name="P24"/>
      <text:p text:style-name="P24"/>
      <text:p text:style-name="P16">Di<text:span text:style-name="T12">vendres</text:span><text:tab/><text:span text:style-name="T5">03</text:span>/<text:span text:style-name="T12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3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1">08</text:span>/<text:span text:style-name="T11">10</text:span>/2<text:span text:style-name="T5">5</text:span></text:p>
      <text:p text:style-name="P9"><text:s/></text:p>
      <text:list xml:id="list191838012818222" text:continue-numbering="true" text:style-name="L2">
        <text:list-item>
          <text:p text:style-name="P32"><text:span text:style-name="T14">Acabem de comentar apunts, </text:span><text:a xlink:type="simple" xlink:href="https://paulinoposada.github.io/web_fred/web_fred_25_26/GM/apunts_gm/unitat_1/fred_apunts_ud_1_1_gm.pdf" text:style-name="Internet_20_link"><text:span text:style-name="T14">unitat 1.1</text:span></text:a></text:p>
        </text:list-item>
        <text:list-item>
          <text:p text:style-name="P38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2">jous</text:span><text:tab/><text:span text:style-name="T5">09</text:span>/<text:span text:style-name="T12">10</text:span>/2<text:span text:style-name="T5">5</text:span></text:p>
      <text:list xml:id="list191836271349305" text:continue-numbering="true" text:style-name="L2">
        <text:list-item>
          <text:p text:style-name="P33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39">Comentat apartat 1.1 Temperatura y calor</text:p>
        </text:list-item>
        <text:list-item>
          <text:p text:style-name="P39">Comentat apartat 1.2 Presión</text:p>
        </text:list-item>
        <text:list-item>
          <text:p text:style-name="P39">Comentat apartat 1.3 Ejercicios temperatura y presión</text:p>
          <text:p text:style-name="P33"/>
        </text:list-item>
      </text:list>
      <text:p text:style-name="P10"><text:s/><text:span text:style-name="T15">Di</text:span><text:span text:style-name="T18">vendres</text:span><text:span text:style-name="T15"><text:tab/></text:span><text:span text:style-name="T18">10</text:span><text:span text:style-name="T15">/</text:span><text:span text:style-name="T16">10</text:span><text:span text:style-name="T15">/2</text:span><text:span text:style-name="T17">5</text:span></text:p>
      <text:list xml:id="list191838113432941" text:continue-numbering="true" text:style-name="L2">
        <text:list-item>
          <text:p text:style-name="P41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5"/>
      <text:p text:style-name="P25"/>
      <text:p text:style-name="P20">Di<text:span text:style-name="T3">marts</text:span><text:tab/><text:span text:style-name="T19">14</text:span>/<text:span text:style-name="T13">10</text:span>/2<text:span text:style-name="T5">5</text:span></text:p>
      <text:p text:style-name="P42"/>
      <text:list xml:id="list191836553981361" text:continue-numbering="true" text:style-name="L2">
        <text:list-item>
          <text:p text:style-name="P34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40">Comentat apartat 1.<text:span text:style-name="T20">4</text:span> <text:span text:style-name="T20">Enrgía y potencia</text:span></text:p>
        </text:list-item>
        <text:list-item>
          <text:p text:style-name="P40">Comentat apartat 1.<text:span text:style-name="T20">5 Ejercicios Energía y potencia</text:span></text:p>
        </text:list-item>
        <text:list-item>
          <text:p text:style-name="P40">Comentat apartat 1.<text:span text:style-name="T20">6.1 Calor específic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0-14T19:18:36.035554112</dc:date>
    <meta:editing-duration>PT2H6M24S</meta:editing-duration>
    <meta:editing-cycles>207</meta:editing-cycles>
    <meta:document-statistic meta:table-count="0" meta:image-count="0" meta:object-count="0" meta:page-count="2" meta:paragraph-count="49" meta:word-count="262" meta:character-count="1628" meta:non-whitespace-character-count="1419"/>
  </office:meta>
</office:document-meta>
</file>